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289619"/>
    </style:style>
    <style:style style:name="P2" style:family="paragraph" style:parent-style-name="Standard">
      <style:text-properties officeooo:paragraph-rsid="00289619"/>
    </style:style>
    <style:style style:name="P3" style:family="paragraph" style:parent-style-name="Standard">
      <style:text-properties officeooo:rsid="002e8a38" officeooo:paragraph-rsid="002e8a38"/>
    </style:style>
    <style:style style:name="T1" style:family="text">
      <style:text-properties officeooo:rsid="002582b6"/>
    </style:style>
    <style:style style:name="T2" style:family="text">
      <style:text-properties officeooo:rsid="002cdbec"/>
    </style:style>
    <style:style style:name="T3" style:family="text">
      <style:text-properties officeooo:rsid="002e8a3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mplate !</text:p>
      <text:p text:style-name="Standard"/>
      <text:p text:style-name="P1">{% load odt_<text:span text:style-name="T1">tags</text:span> %}</text:p>
      <text:p text:style-name="P3">Bonjour</text:p>
      <text:p text:style-name="P1"><text:span text:style-name="T3"><text:text-input text:description=""> {{ object.name|from_html}}</text:text-input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0:22:39.888936161</meta:creation-date>
    <dc:date>2019-10-30T15:01:44.930905414</dc:date>
    <meta:editing-duration>PT17M59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11" meta:character-count="65" meta:non-whitespace-character-count="59"/>
  </office:meta>
</office:document-meta>
</file>